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style:cell-protect="none" style:print-content="true" fo:border="0.74pt solid #2a6099"/>
      <style:map style:condition="cell-content-is-not-between(1,6)" style:apply-style-name="Bad" style:base-cell-address="Encode.A1"/>
    </style:style>
    <style:style style:name="ce2" style:family="table-cell" style:parent-style-name="Default" style:data-style-name="N0">
      <style:table-cell-properties fo:background-color="#ffb66c" style:text-align-source="fix" style:repeat-content="false" fo:border="0.74pt solid #ff8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&quot;BAD&quot;" style:apply-style-name="Warning" style:base-cell-address="Encode.B1"/>
    </style:style>
    <style:style style:name="ce11" style:family="table-cell" style:parent-style-name="Default">
      <style:text-properties fo:color="#dddddd"/>
      <style:map style:condition="cell-content()=&quot;BAD&quot;" style:apply-style-name="Warning" style:base-cell-address="Encode.B1"/>
    </style:style>
    <style:style style:name="ce13" style:family="table-cell" style:parent-style-name="Default">
      <style:table-cell-properties fo:background-color="#ffffd7" style:text-align-source="fix" style:repeat-content="false" fo:border="0.74pt solid #ffd428"/>
      <style:paragraph-properties fo:text-align="center" fo:margin-left="0in"/>
      <style:text-properties fo:font-weight="bold" style:font-weight-asian="bold" style:font-weight-complex="bold"/>
      <style:map style:condition="cell-content()=&quot;OK&quot;" style:apply-style-name="Good" style:base-cell-address="Encode.B7"/>
      <style:map style:condition="cell-content()=&quot;BAD&quot;" style:apply-style-name="Warning" style:base-cell-address="Encode.B7"/>
    </style:style>
    <style:style style:name="ce9" style:family="table-cell" style:parent-style-name="Default">
      <style:table-cell-properties fo:background-color="#b7b3ca" style:cell-protect="none" style:print-content="true" fo:border="0.74pt solid #2a6099"/>
      <style:map style:condition="cell-content-is-not-between(1,6)" style:apply-style-name="Bad" style:base-cell-address="Decode.A1"/>
    </style:style>
    <style:style style:name="ce12" style:family="table-cell" style:parent-style-name="Default" style:data-style-name="N0">
      <style:table-cell-properties fo:background-color="#dde8cb" style:text-align-source="fix" style:repeat-content="false" fo:border="0.74pt solid #00a933"/>
      <style:paragraph-properties fo:text-align="center" fo:margin-left="0in"/>
      <style:text-properties fo:font-weight="bold" style:font-weight-asian="bold" style:font-weight-complex="bold"/>
      <style:map style:condition="cell-content()=&quot;ERROR&quot;" style:apply-style-name="Error" style:base-cell-address="Decode.A7"/>
      <style:map style:condition="cell-content-is-between(1,6)" style:apply-style-name="Good" style:base-cell-address="Decode.A7"/>
    </style:style>
    <style:style style:name="ce15" style:family="table-cell" style:parent-style-name="Default">
      <style:table-cell-properties fo:background-color="#ffb66c" style:cell-protect="none" style:print-content="true" style:text-align-source="fix" style:repeat-content="false" fo:border="0.74pt solid #ff8000"/>
      <style:paragraph-properties fo:text-align="center" fo:margin-left="0in"/>
      <style:map style:condition="cell-content-is-not-between(0,6)" style:apply-style-name="Error" style:base-cell-address="Decode.B1"/>
    </style:style>
    <style:style style:name="ce3" style:family="table-cell" style:parent-style-name="Default">
      <style:text-properties fo:color="#dddddd"/>
    </style:style>
    <style:style style:name="ce19" style:family="table-cell" style:parent-style-name="Default">
      <style:table-cell-properties fo:background-color="#ffffd7" style:text-align-source="fix" style:repeat-content="false" fo:border="0.74pt solid #ffe994"/>
      <style:paragraph-properties fo:text-align="center" fo:margin-left="0in"/>
      <style:text-properties fo:font-weight="bold" style:font-weight-asian="bold" style:font-weight-complex="bold"/>
      <style:map style:condition="cell-content()=&quot;OK&quot;" style:apply-style-name="Good" style:base-cell-address="Decode.B7"/>
      <style:map style:condition="cell-content()=&quot;BAD&quot;" style:apply-style-name="Warning" style:base-cell-address="Decode.B7"/>
      <style:map style:condition="cell-content()=&quot;ERROR&quot;" style:apply-style-name="Error" style:base-cell-address="Decode.B7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96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68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84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code" table:style-name="ta1" table:protected="true">
        <loext:table-protection loext:select-unprotected-cells="true"/>
        <table:table-column table:style-name="co1" table:default-cell-style-name="ce1"/>
        <table:table-column table:style-name="co1" table:default-cell-style-name="ce10"/>
        <table:table-row table:style-name="ro1">
          <table:table-cell/>
          <table:table-cell table:formula="of:=IF(OR([.A1]&lt;1;[.A1]&gt;6);&quot;BAD&quot;;&quot;&quot;)" office:value-type="string" office:string-value="BAD" calcext:value-type="string">
            <text:p>BAD</text:p>
          </table:table-cell>
        </table:table-row>
        <table:table-row table:style-name="ro1">
          <table:table-cell/>
          <table:table-cell table:formula="of:=IF(OR([.A2]&lt;1;[.A2]&gt;6);&quot;BAD&quot;;&quot;&quot;)" office:value-type="string" office:string-value="BAD" calcext:value-type="string">
            <text:p>BAD</text:p>
          </table:table-cell>
        </table:table-row>
        <table:table-row table:style-name="ro1">
          <table:table-cell/>
          <table:table-cell table:formula="of:=IF(OR([.A3]&lt;1;[.A3]&gt;6);&quot;BAD&quot;;&quot;&quot;)" office:value-type="string" office:string-value="BAD" calcext:value-type="string">
            <text:p>BAD</text:p>
          </table:table-cell>
        </table:table-row>
        <table:table-row table:style-name="ro1">
          <table:table-cell/>
          <table:table-cell table:formula="of:=IF(OR([.A4]&lt;1;[.A4]&gt;6);&quot;BAD&quot;;&quot;&quot;)" office:value-type="string" office:string-value="BAD" calcext:value-type="string">
            <text:p>BAD</text:p>
          </table:table-cell>
        </table:table-row>
        <table:table-row table:style-name="ro1">
          <table:table-cell/>
          <table:table-cell table:formula="of:=IF(OR([.A5]&lt;1;[.A5]&gt;6);&quot;BAD&quot;;&quot;&quot;)" office:value-type="string" office:string-value="BAD" calcext:value-type="string">
            <text:p>BAD</text:p>
          </table:table-cell>
        </table:table-row>
        <table:table-row table:style-name="ro1">
          <table:table-cell/>
          <table:table-cell table:style-name="ce11" table:formula="of:=IF(OR([.A6]&lt;1;[.A6]&gt;6);&quot;BAD&quot;;SUM([.A1:.A6]))" office:value-type="string" office:string-value="BAD" calcext:value-type="string">
            <text:p>BAD</text:p>
          </table:table-cell>
        </table:table-row>
        <table:table-row table:style-name="ro1">
          <table:table-cell table:style-name="ce2" table:formula="of:=IF(COUNTIFS([.A1:.A6];&quot;&gt;=1&quot;;[.A1:.A6];&quot;&lt;=6&quot;)=6;IF(MOD([.B6];6)=0;6;MOD([.B6];6));&quot;&quot;)">
            <office:annotation office:display="true" draw:style-name="gr1" draw:text-style-name="P2" svg:width="0.9575in" svg:height="0.2748in" svg:x="1.2268in" svg:y="0.4803in" draw:caption-point-x="-0.3417in" draw:caption-point-y="0.5945in">
              <dc:date>2024-01-28T00:00:00</dc:date>
              <text:p text:style-name="P1"><text:span text:style-name="T1">Control sum</text:span></text:p>
            </office:annotation>
            <text:p/>
          </table:table-cell>
          <table:table-cell table:style-name="ce13" table:formula="of:=IF(AND(COUNTIFS([.A1:.A6];&quot;&gt;0&quot;;[.A1:.A6];&quot;&lt;=6&quot;)=6;ISNUMBER([.A7]));&quot;OK&quot;;&quot;BAD&quot;)" office:value-type="string" office:string-value="BAD" calcext:value-type="string">
            <office:annotation office:display="true" draw:style-name="gr1" draw:text-style-name="P2" svg:width="0.5764in" svg:height="0.2748in" svg:x="2.0142in" svg:y="0.8374in" draw:caption-point-x="-0.2402in" draw:caption-point-y="0.2374in">
              <dc:date>2024-01-28T00:00:00</dc:date>
              <text:p text:style-name="P1"><text:span text:style-name="T1">Status</text:span></text:p>
            </office:annotation>
            <text:p>BAD</text:p>
          </table:table-cell>
        </table:table-row>
        <calcext:conditional-formats>
          <calcext:conditional-format calcext:target-range-address="Encode.A1:Encode.A6">
            <calcext:condition calcext:apply-style-name="Bad" calcext:value="not-between(1,6)" calcext:base-cell-address="Encode.A1"/>
          </calcext:conditional-format>
          <calcext:conditional-format calcext:target-range-address="Encode.B1:Encode.B6">
            <calcext:condition calcext:apply-style-name="Warning" calcext:value="=&quot;BAD&quot;" calcext:base-cell-address="Encode.B1"/>
          </calcext:conditional-format>
          <calcext:conditional-format calcext:target-range-address="Encode.B7:Encode.B7">
            <calcext:condition calcext:apply-style-name="Good" calcext:value="=&quot;OK&quot;" calcext:base-cell-address="Encode.B7"/>
            <calcext:condition calcext:apply-style-name="Warning" calcext:value="=&quot;BAD&quot;" calcext:base-cell-address="Encode.B7"/>
          </calcext:conditional-format>
        </calcext:conditional-formats>
      </table:table>
      <table:table table:name="Decode" table:style-name="ta1" table:protected="true">
        <loext:table-protection loext:select-unprotected-cells="true"/>
        <table:table-column table:style-name="co1" table:default-cell-style-name="ce9"/>
        <table:table-column table:style-name="co1" table:default-cell-style-name="Default"/>
        <table:table-row table:style-name="ro1">
          <table:table-cell/>
          <table:table-cell table:style-name="ce15">
            <office:annotation office:display="true" draw:style-name="gr2" draw:text-style-name="P2" svg:width="1.0079in" svg:height="0.2472in" svg:x="2.0142in" svg:y="0in" draw:caption-point-x="-0.2402in" draw:caption-point-y="0.0039in">
              <dc:date>2024-01-28T00:00:00</dc:date>
              <text:p text:style-name="P1"><text:span text:style-name="T1">Control sum</text:span></text:p>
            </office:annotation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3" table:formula="of:=SUM([.A1:.A6])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IF(COUNTBLANK([.A1:.A6])&lt;&gt;1;&quot;&quot;;IF(AND(COUNTIFS([.A1:.A6];&quot;&gt;=1&quot;;[.A1:.A6];&quot;&lt;=6&quot;)=5;COUNTBLANK([.A1:.A6])=1;ISNUMBER([.B1]);[.B1]&gt;=0;[.B1]&lt;=6);6-MOD([.B6]-[.B1];6);&quot;ERROR&quot;))">
            <office:annotation office:display="true" draw:style-name="gr3" draw:text-style-name="P2" svg:width="1.2492in" svg:height="0.563in" svg:x="1.1252in" svg:y="0.2606in" draw:caption-point-x="-0.2402in" draw:caption-point-y="0.8142in">
              <dc:date>2024-01-28T00:00:00</dc:date>
              <text:p text:style-name="P1"><text:span text:style-name="T1">Recovery Result (Decoded missing dice value)</text:span></text:p>
            </office:annotation>
            <text:p/>
          </table:table-cell>
          <table:table-cell table:style-name="ce19" table:formula="of:=IF(COUNTBLANK([.A1:.A6])&gt;0;&quot;&quot;;IF(AND(COUNTIFS([.A1:.A6];&quot;&gt;0&quot;;[.A1:.A6];&quot;&lt;=6&quot;)=6;ISNUMBER([.B1]);[.B1]&gt;=0;[.B1]&lt;=6);IF(6-MOD([.B6]-[.B1];6)=6;&quot;OK&quot;;&quot;BAD&quot;);&quot;ERROR&quot;))">
            <office:annotation office:display="true" draw:style-name="gr4" draw:text-style-name="P2" svg:width="0.5638in" svg:height="0.2346in" svg:x="2.4079in" svg:y="0.961in" draw:caption-point-x="-0.6339in" draw:caption-point-y="0.1138in">
              <dc:date>2024-01-28T00:00:00</dc:date>
              <text:p text:style-name="P1"><text:span text:style-name="T1">Check</text:span></text:p>
            </office:annotation>
            <text:p/>
          </table:table-cell>
        </table:table-row>
        <calcext:conditional-formats>
          <calcext:conditional-format calcext:target-range-address="Decode.A1:Decode.A6">
            <calcext:condition calcext:apply-style-name="Bad" calcext:value="not-between(1,6)" calcext:base-cell-address="Decode.A1"/>
          </calcext:conditional-format>
          <calcext:conditional-format calcext:target-range-address="Decode.B1:Decode.B1">
            <calcext:condition calcext:apply-style-name="Error" calcext:value="not-between(0,6)" calcext:base-cell-address="Decode.B1"/>
          </calcext:conditional-format>
          <calcext:conditional-format calcext:target-range-address="Decode.B7:Decode.B7">
            <calcext:condition calcext:apply-style-name="Good" calcext:value="=&quot;OK&quot;" calcext:base-cell-address="Decode.B7"/>
            <calcext:condition calcext:apply-style-name="Warning" calcext:value="=&quot;BAD&quot;" calcext:base-cell-address="Decode.B7"/>
            <calcext:condition calcext:apply-style-name="Error" calcext:value="=&quot;ERROR&quot;" calcext:base-cell-address="Decode.B7"/>
          </calcext:conditional-format>
          <calcext:conditional-format calcext:target-range-address="Decode.A7:Decode.A7">
            <calcext:condition calcext:apply-style-name="Error" calcext:value="=&quot;ERROR&quot;" calcext:base-cell-address="Decode.A7"/>
            <calcext:condition calcext:apply-style-name="Good" calcext:value="between(1,6)" calcext:base-cell-address="Decode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5:36:38.410074296</meta:creation-date>
    <dc:date>2024-01-28T12:57:38.262064612</dc:date>
    <meta:editing-duration>PT10H10M48S</meta:editing-duration>
    <meta:editing-cycles>16</meta:editing-cycles>
    <meta:generator>LibreOffice/7.3.7.2$Linux_X86_64 LibreOffice_project/30$Build-2</meta:generator>
    <meta:document-statistic meta:table-count="2" meta:cell-count="11" meta:object-count="0"/>
  </office:meta>
</office:document-meta>
</file>